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c6675" officeooo:paragraph-rsid="001c6675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1c6675" officeooo:paragraph-rsid="001c667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cd507" officeooo:paragraph-rsid="001cd507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c6675" officeooo:paragraph-rsid="001c667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cd507" officeooo:paragraph-rsid="001cd507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e7082" officeooo:paragraph-rsid="001e708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d0613" officeooo:paragraph-rsid="001d0613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29b69" officeooo:paragraph-rsid="00229b69" style:font-size-asian="10.5pt" style:font-weight-asian="normal" style:font-size-complex="12pt" style:font-weight-complex="normal"/>
    </style:style>
    <style:style style:name="T1" style:family="text">
      <style:text-properties officeooo:rsid="001cd507"/>
    </style:style>
    <style:style style:name="T2" style:family="text">
      <style:text-properties officeooo:rsid="001e7082"/>
    </style:style>
    <style:style style:name="T3" style:family="text">
      <style:text-properties officeooo:rsid="00205378"/>
    </style:style>
    <style:style style:name="T4" style:family="text">
      <style:text-properties officeooo:rsid="0021d8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 PARA AUXÍLIO E MEDIÇÃO NA QUALIDADE DE VIDA DE CRIANÇAS COM CÂNCER</text:p>
      <text:p text:style-name="P1">Doc de Requisitos</text:p>
      <text:p text:style-name="P2">Orientadora: prof. Mariana B<text:span text:style-name="T4">ohns</text:span> Michalowski</text:p>
      <text:p text:style-name="P2"/>
      <text:list xml:id="list307529827938092320" text:style-name="L1">
        <text:list-item>
          <text:p text:style-name="P4">O app terá registro de usuários, junto com senha.</text:p>
          <text:list>
            <text:list-item>
              <text:p text:style-name="P4">Existem dois tipos de usuário: paciente e profissional</text:p>
            </text:list-item>
            <text:list-item>
              <text:p text:style-name="P4">Um usuário do tipo profissional é utilizado por farmacêuticos, médicos e outros profissionais de saúde, e é registrado por outro profissional ou pela equipe de desenvolvimento (nós)</text:p>
            </text:list-item>
            <text:list-item>
              <text:p text:style-name="P4">Um usuário do tipo paciente é registrado por um usuário profissional e é utilizado tanto pelo paciente, a fazer o tratamento (criança) como pelo seu responsável <text:span text:style-name="T3">(2 conjuntos de telas diferentes)</text:span></text:p>
            </text:list-item>
          </text:list>
        </text:list-item>
        <text:list-item>
          <text:p text:style-name="P4">Conta de paciente</text:p>
          <text:list>
            <text:list-item>
              <text:p text:style-name="P4">A conta de paciente possui dois tipos de perfis: responsável e paciente propriamente dito (criança).</text:p>
              <text:list>
                <text:list-item>
                  <text:p text:style-name="P4">O perfil de responsável mantém informações sobre os dados coletados do paciente (criança), acesso a uma agenda de lembretes, consultas, etc e outras opções de visualização e gerência (apesar de a gerência ficar mais por parte dos profissionais)</text:p>
                </text:list-item>
                <text:list-item>
                  <text:p text:style-name="P4">O perfil de paciente (criança) contém alguns jogos, customização de avatar, e perguntas a serem respondidas (dados a coletar), dentre outras coisas (especificado mais a frente).</text:p>
                </text:list-item>
              </text:list>
            </text:list-item>
            <text:list-item>
              <text:p text:style-name="P4">Quando um dos perfis é aberto pela primeira vez, deve-se customizar o avatar. A customização do paciente é levada bem mais em conta que a do responsável, embora ambos possuam. Sugestão: avatar do tipo “chibi”.</text:p>
            </text:list-item>
            <text:list-item>
              <text:p text:style-name="P4">O responsável pode consultar a agenda, que possui lembretes de remédios, consultas marcadas, quimioterapia <text:span text:style-name="T2">ambulatorial</text:span>, <text:span text:style-name="T2">internações, exames,</text:span> dentre outros, que podem ser alterados pelo responsável, mas este deve deixar uma justificativa, pois os lembretes são gerenciados preferencialmente pelos profissionais (logo a edição de um lembrete não deve ser muito explícita).</text:p>
            </text:list-item>
            <text:list-item>
              <text:p text:style-name="P4">Sugere-se que, ao abrir o perfil, uma “dica do dia” seja mostrada. Existe um “banco de dados de dicas” que contém todas as dicas do dia. Estas dicas são informações sobre alimentação, cuidados de higiene, <text:span text:style-name="T1">etc – dicas fornecidas pelos profissionais, e potencialmente atualizadas periodicamente</text:span></text:p>
              <text:list>
                <text:list-item>
                  <text:p text:style-name="P5">Estas dicas são mostradas de 3 em 3 dias</text:p>
                </text:list-item>
              </text:list>
            </text:list-item>
            <text:list-item>
              <text:p text:style-name="P8">Sugestão dada por profª Érika: responsáveis também registram como veem o paciente</text:p>
            </text:list-item>
          </text:list>
        </text:list-item>
        <text:list-item>
          <text:p text:style-name="P5">Agenda</text:p>
          <text:list>
            <text:list-item>
              <text:p text:style-name="P6">A agenda é consultada pelo paciente, consultada e potencialmente modificada pelo responsável (com uma breve justificativa), e consultada e modificada facilmente e regularmente pelo profissional de saúde.</text:p>
            </text:list-item>
          </text:list>
        </text:list-item>
        <text:list-item>
          <text:p text:style-name="P7">Avatares</text:p>
          <text:list>
            <text:list-item>
              <text:p text:style-name="P7">Se os pacientes usam o app regularmente, elas ganham pontos para trocar por mais acessórios nos avatares</text:p>
            </text:list-item>
          </text:list>
        </text:list-item>
        <text:list-item>
          <text:p text:style-name="P5">Conta de profissional</text:p>
          <text:list>
            <text:list-item>
              <text:p text:style-name="P5">Os profissionais individualmente não possuem avatar, porém os pacientes podem receber solicitações deles (requisições de remédio, dicas, etc) e então aparece um avatar padrão (farmacêutico, nutricionista, psicólogo, etc).</text:p>
            </text:list-item>
            <text:list-item>
              <text:p text:style-name="P5">Os profissionais devem ter acesso direto às agendas dos pacientes e podem adicionar/alterar lembretes, e também visualizar alterações feitas pelos responsáveis.</text:p>
            </text:list-item>
          </text:list>
        </text:list-item>
      </text:list>
      <text:p text:style-name="P3"><text:soft-page-break/></text:p>
      <text:list xml:id="list140026552055826" text:continue-numbering="true" text:style-name="L1">
        <text:list-item>
          <text:list>
            <text:list-item>
              <text:p text:style-name="P5">Os profissionais também tem acesso aos dados coletados das crianças, <text:span text:style-name="T2">e ao uso do aplicativo pelos mesmos</text:span>.</text:p>
            </text:list-item>
          </text:list>
        </text:list-item>
        <text:list-item>
          <text:p text:style-name="P7">Arte e design</text:p>
          <text:list>
            <text:list-item>
              <text:p text:style-name="P7">No perfil de paciente (criança), seria interessante usar diálogos entre bichinhos, ou até um bichinho perguntando/falando algo para o paciente. Pode ser em “chibi” ou não.</text:p>
            </text:list-item>
            <text:list-item>
              <text:p text:style-name="P6">Diálogos e bichinhos fofos</text:p>
            </text:list-item>
            <text:list-item>
              <text:p text:style-name="P6">Os diálogos e o app em si deve ter suporte para voz / talkback, caso o paciente seja cego.</text:p>
            </text:list-item>
          </text:list>
        </text:list-item>
        <text:list-item>
          <text:p text:style-name="P6">Jogos e coleta de dados</text:p>
          <text:list>
            <text:list-item>
              <text:p text:style-name="P6">Os dados a serem coletados estão no questionário enviado pela prof. Mariana.</text:p>
            </text:list-item>
            <text:list-item>
              <text:p text:style-name="P6">Sugere-se que os jogos contenham/introduzam questões de higiene (por ex.: lavar a mão antes de comer) e questões educativas (por ex.: como fazer um curativo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01:26.287000000</meta:creation-date>
    <dc:date>2017-08-11T14:00:25.228000000</dc:date>
    <meta:editing-duration>PT23M43S</meta:editing-duration>
    <meta:editing-cycles>5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31" meta:word-count="565" meta:character-count="3552" meta:non-whitespace-character-count="3045"/>
  </office:meta>
</office:document-meta>
</file>